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4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color="#000000" fo:font-weight="bold" style:font-weight-asian="bold" style:font-weight-complex="bold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6" style:family="text">
      <style:text-properties style:font-name="Liberation Sans" fo:font-size="24pt" style:font-name-asian="Liberation Sans1" style:font-size-asian="24pt" style:font-name-complex="Liberation Sans1" style:font-size-complex="24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983cm" svg:y="1.412cm">
          <draw:text-box>
            <text:p>0</text:p>
          </draw:text-box>
        </draw:frame>
        <draw:frame draw:style-name="gr3" draw:layer="layout" svg:width="0.853cm" svg:height="1.23cm" svg:x="4.584cm" svg:y="1.412cm">
          <draw:text-box>
            <text:p>1</text:p>
          </draw:text-box>
        </draw:frame>
        <draw:frame draw:style-name="gr3" draw:layer="layout" svg:width="0.853cm" svg:height="1.23cm" svg:x="6.184cm" svg:y="1.412cm">
          <draw:text-box>
            <text:p>2</text:p>
          </draw:text-box>
        </draw:frame>
        <draw:frame draw:style-name="gr3" draw:layer="layout" svg:width="0.853cm" svg:height="1.23cm" svg:x="7.784cm" svg:y="1.412cm">
          <draw:text-box>
            <text:p>3</text:p>
          </draw:text-box>
        </draw:frame>
        <draw:frame draw:style-name="gr3" draw:layer="layout" svg:width="0.853cm" svg:height="1.23cm" svg:x="9.384cm" svg:y="1.412cm">
          <draw:text-box>
            <text:p>4</text:p>
          </draw:text-box>
        </draw:frame>
        <draw:frame draw:style-name="gr3" draw:layer="layout" svg:width="0.853cm" svg:height="1.23cm" svg:x="10.984cm" svg:y="1.412cm">
          <draw:text-box>
            <text:p>5</text:p>
          </draw:text-box>
        </draw:frame>
        <draw:frame draw:style-name="gr3" draw:layer="layout" svg:width="0.853cm" svg:height="1.23cm" svg:x="12.584cm" svg:y="1.412cm">
          <draw:text-box>
            <text:p>6</text:p>
          </draw:text-box>
        </draw:frame>
        <draw:custom-shape draw:style-name="gr4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19" draw:id="id19" draw:layer="layout" svg:width="0.99cm" svg:height="0.962cm" svg:x="8.308cm" svg:y="7.958cm">
          <draw:text-box>
            <text:p><text:span text:style-name="T2">3</text:span></text:p>
          </draw:text-box>
        </draw:frame>
        <draw:custom-shape draw:style-name="gr6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" draw:id="id2" draw:layer="layout" svg:width="0.99cm" svg:height="0.962cm" svg:x="5.508cm" svg:y="11.359cm">
          <draw:text-box>
            <text:p><text:span text:style-name="T3">1</text:span></text:p>
          </draw:text-box>
        </draw:frame>
        <draw:custom-shape draw:style-name="gr6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" draw:id="id3" draw:layer="layout" svg:width="0.99cm" svg:height="0.962cm" svg:x="11.108cm" svg:y="11.36cm">
          <draw:text-box>
            <text:p><text:span text:style-name="T3">5</text:span></text:p>
          </draw:text-box>
        </draw:frame>
        <draw:custom-shape draw:style-name="gr7" draw:text-style-name="P1" draw:layer="layout" svg:width="1.433cm" svg:height="1.365cm" svg:x="3.557cm" svg:y="15.7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xml:id="id5" draw:id="id5" draw:layer="layout" svg:width="0.99cm" svg:height="0.962cm" svg:x="3.808cm" svg:y="14.86cm">
          <draw:text-box>
            <text:p text:style-name="P5"><text:span text:style-name="T4">0</text:span></text:p>
          </draw:text-box>
        </draw:frame>
        <draw:custom-shape draw:style-name="gr6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6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6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8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8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8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8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8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8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2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4.183cm" svg:y="1.413cm">
          <draw:text-box>
            <text:p>7</text:p>
          </draw:text-box>
        </draw:frame>
        <draw:frame draw:style-name="gr3" draw:layer="layout" svg:width="0.853cm" svg:height="1.23cm" svg:x="15.784cm" svg:y="1.413cm">
          <draw:text-box>
            <text:p>8</text:p>
          </draw:text-box>
        </draw:frame>
        <draw:frame draw:style-name="gr3" draw:layer="layout" svg:width="0.853cm" svg:height="1.23cm" svg:x="17.384cm" svg:y="1.413cm">
          <draw:text-box>
            <text:p>9</text:p>
          </draw:text-box>
        </draw:frame>
        <draw:frame draw:style-name="gr3" draw:layer="layout" svg:width="1.205cm" svg:height="1.23cm" svg:x="18.984cm" svg:y="1.413cm">
          <draw:text-box>
            <text:p>10</text:p>
          </draw:text-box>
        </draw:frame>
        <draw:frame draw:style-name="gr3" draw:layer="layout" svg:width="1.205cm" svg:height="1.23cm" svg:x="20.584cm" svg:y="1.413cm">
          <draw:text-box>
            <text:p>11</text:p>
          </draw:text-box>
        </draw:frame>
        <draw:frame draw:style-name="gr3" draw:layer="layout" svg:width="1.205cm" svg:height="1.23cm" svg:x="22.184cm" svg:y="1.413cm">
          <draw:text-box>
            <text:p>12</text:p>
          </draw:text-box>
        </draw:frame>
        <draw:frame draw:style-name="gr3" draw:layer="layout" svg:width="1.205cm" svg:height="1.23cm" svg:x="23.784cm" svg:y="1.413cm">
          <draw:text-box>
            <text:p>13</text:p>
          </draw:text-box>
        </draw:frame>
        <draw:custom-shape draw:style-name="gr2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3" draw:layer="layout" svg:width="1.205cm" svg:height="1.23cm" svg:x="25.384cm" svg:y="1.414cm">
          <draw:text-box>
            <text:p>14</text:p>
          </draw:text-box>
        </draw:frame>
        <draw:custom-shape draw:style-name="gr4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99cm" svg:height="0.962cm" svg:x="14.008cm" svg:y="4.559cm">
          <draw:text-box>
            <text:p><text:span text:style-name="T2">7</text:span></text:p>
          </draw:text-box>
        </draw:frame>
        <draw:custom-shape draw:style-name="gr4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21" draw:id="id21" draw:layer="layout" svg:width="1.401cm" svg:height="0.962cm" svg:x="19.557cm" svg:y="7.959cm">
          <draw:text-box>
            <text:p><text:span text:style-name="T2">11</text:span></text:p>
          </draw:text-box>
        </draw:frame>
        <draw:custom-shape draw:style-name="gr6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1" draw:id="id11" draw:layer="layout" svg:width="0.99cm" svg:height="0.962cm" svg:x="16.908cm" svg:y="11.36cm">
          <draw:text-box>
            <text:p><text:span text:style-name="T3">9</text:span></text:p>
          </draw:text-box>
        </draw:frame>
        <draw:custom-shape draw:style-name="gr6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2" draw:id="id12" draw:layer="layout" svg:width="1.228cm" svg:height="0.962cm" svg:x="22.37cm" svg:y="11.361cm">
          <draw:text-box>
            <text:p><text:span text:style-name="T3">13</text:span></text:p>
          </draw:text-box>
        </draw:frame>
        <draw:custom-shape draw:style-name="gr6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6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5" draw:id="id15" draw:layer="layout" svg:width="1.247cm" svg:height="0.962cm" svg:x="18.508cm" svg:y="14.862cm">
          <draw:text-box>
            <text:p><text:span text:style-name="T3">10</text:span></text:p>
          </draw:text-box>
        </draw:frame>
        <draw:custom-shape draw:style-name="gr6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7" draw:id="id17" draw:layer="layout" svg:width="1.292cm" svg:height="0.962cm" svg:x="20.7cm" svg:y="14.862cm">
          <draw:text-box>
            <text:p><text:span text:style-name="T3">12</text:span></text:p>
          </draw:text-box>
        </draw:frame>
        <draw:custom-shape draw:style-name="gr6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8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8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8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8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8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8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9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9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0" draw:text-style-name="P7" draw:layer="layout" svg:width="19.428cm" svg:height="1.28cm" svg:x="5.907cm" svg:y="18.468cm">
          <draw:text-box>
            <text:p><text:span text:style-name="T1">Increase by </text:span><text:span text:style-name="T5">∆</text:span><text:span text:style-name="T6"> = 4 the value at index 0 of the array</text:span><text:span text:style-name="T7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6:57:31.431022999</dc:date>
    <dc:creator>elucterio </dc:creator>
    <meta:editing-duration>P1DT1H9M4S</meta:editing-duration>
    <meta:editing-cycles>40</meta:editing-cycles>
    <meta:generator>LibreOffice/4.2.8.2$Linux_X86_64 LibreOffice_project/420m0$Build-2</meta:generator>
    <meta:document-statistic meta:object-count="75"/>
  </office:meta>
</office:document-meta>
</file>